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212cm"/>
    </style:style>
    <style:style style:name="P2" style:family="paragraph" style:parent-style-name="Footer">
      <style:paragraph-properties fo:text-align="center" style:justify-single-word="false"/>
    </style:style>
    <style:style style:name="P3" style:family="paragraph" style:parent-style-name="Heading_20_2">
      <style:paragraph-properties fo:margin-left="0cm" fo:margin-right="0cm" fo:text-indent="0cm" style:auto-text-indent="false"/>
    </style:style>
    <style:style style:name="P4" style:family="paragraph" style:parent-style-name="Heading_20_2">
      <style:paragraph-properties fo:margin-left="0cm" fo:margin-right="0cm" fo:margin-top="0.106cm" fo:margin-bottom="0.212cm" fo:text-indent="0cm" style:auto-text-indent="false"/>
    </style:style>
    <style:style style:name="P5" style:family="paragraph" style:parent-style-name="Heading_20_1" style:master-page-name="Standard">
      <style:paragraph-properties fo:margin-top="0.423cm" fo:margin-bottom="0.106cm" style:page-number="auto"/>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D 2 UML</text:p>
      <text:p text:style-name="Heading_20_1">Etats-Transitions</text:p>
      <text:h text:style-name="P3" text:outline-level="2">Moteur</text:h>
      <text:p text:style-name="Standard">Un moteur tourne ou est arrêté. S’il est trop chaud un ventilateur démarre et s’arrête lorsque la température est normale.</text:p>
      <text:h text:style-name="P3" text:outline-level="2">Fenêtre </text:h>
      <text:p text:style-name="Standard">A sa création, une fenêtre est ouverte en plein écran. Elle peut être mise en icône et restaurée en plein écran ou mise en taille intermédiaire et restaurée en plein écran à l’aide de 3 boutons : normal, iconifier, réduire. Un clic permanent sur un bord permet de redimensionner une fenêtre en <text:s/>taille intermédiaire. Un clic permanent sur le bord haut (bandeau) d’une fenêtre en <text:s/>taille intermédiaire permet <text:s/>de la déplacer.</text:p>
      <text:h text:style-name="P3" text:outline-level="2">Grille de calcul</text:h>
      <text:p text:style-name="P1">Les grilles de calcul sont des architectures de calcul à haute performance intégrant, à l’aide d’un middleware (intergiciel), différentes ressources informatiques (CPU et espaces de stockage). Pour utiliser une telle architecture, un utilisateur doit avoir les autorisations nécessaires. Il peut alors soumettre des tâches à partir d’une machine appelée UI (User Interface). </text:p>
      <text:p text:style-name="P1">Une tâche peut passer par différents états après sa soumission à la grille. Lorsqu’elle est soumise par l’utilisateur, une tâche devient « Soumise ». Elle est transférée au WMS (Workload Management System) et passe à l’état « En attente » de ressource (CE : Computing Element). Le système tente de lui affecter une ressource. Lorsque la ressource est trouvée par le middleware, la tâche évolue vers un état « Prête ». Notons que la tâche n’est pas encore déplacée sur la ressource qui lui <text:s/>a été attribuée, en effet, celle-ci peut lui être retirée et la faire repasser en état « En attente ». Une fois la tâche dans la file d’attente de la machine sur laquelle elle s’exécutera (cluster), elle devient « Planifiée ». Lorsque la ressource est enfin disponible pour exécuter le programme la tâche passe en <text:s/>« En exécution ».</text:p>
      <text:p text:style-name="P1">Certaines erreurs peuvent conduire le système (durée d’exécution supérieure à 48h, droits d’accès de l’utilisateur invalidés…) à arrêter une tâche. Si cela se produit, elle devient alors « Avortée ». Dans le cas contraire, le tâche se termine normalement et devient « Terminée (Succès) ». De plus, si la tâche s’exécute avec des erreurs son état est <text:s/>« Terminée (Echec) ». <text:s/>Une tâche terminée en échec peut être re soumise par l’utilisateur.</text:p>
      <text:p text:style-name="P1">L’utilisateur peut à tout moment de l’exécution d’une tâche (dès qu’une ressource lui a été accordée) interrompre volontairement son exécution sur la grille. La tâche passe alors « Annulée ». </text:p>
      <text:p text:style-name="P1">A la fin du travail, l’utilisateur peut récupérer les résultats de sa tâche terminée, annulée, avortée) et la tâche passe alors en « Effacée ». Elle est tuée par le système après 72 heures.</text:p>
      <text:h text:style-name="P4" text:outline-level="2">Git</text:h>
      <text:p text:style-name="P1">Git est un gestionnaire de versions décentralisé (DVCS). Il permet de conserver l'historique des modifications de plusieurs fichiers d'un projet regroupés en dépôt. Il existe un dépôt distant pour le projet, et chaque membre possède une copie locale de ce dépôt. Git peut être manipulé à travers des commandes simples. On étudie ici les <text:span text:style-name="T1">états successifs d'une branche d'un dépôt loca</text:span>l.</text:p>
      <text:p text:style-name="P1">Git permet à chaque membre du projet de travailler et de sauvegarder l'historique des modifications qu'il opère au sein de son dépôt local, indépendamment du dépôt distant. On considère que le dépôt local part d'un état « clean » : les fichiers n'ont pas été modifiés. Après que le développeur a effectué une (des) modification(s), <text:s/>le dépôt local n'est plus à jour (divergence). Pour sauvegarder <text:soft-page-break/>une modification, il suffit d'exécuter une commande «commit» en l'accompagnant d'un message descriptif. Quand des changements ont été sauvegardés par commit, on dit que le dépôt local est en avance sur le dépôt distant. On peut partager les commits vers le dépôt distant grâce à la commande « push ». Lorsque tous les changements sont sauvegardés en local, le dépôt local est dans l'état clean. </text:p>
      <text:p text:style-name="P1">Lorsque le dépôt local n'est pas en cours d'exécution d'un « push », on peut vérifier si des modifications ont été opérées par d'autres membres du projet en appelant la commande « pull ». Si des changements sont constatés, le dépôt local est considéré non à jour et l'on récupère les modifications. Dans tous les cas, après un pull, le dépôt local revient dans l'état précédent la tentative de mise à j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Lucida Sans2" style:font-size-complex="14pt"/>
    </style:style>
    <style:style style:name="Text_20_body" style:display-name="Text body" style:family="paragraph" style:parent-style-name="Standard" style:class="text">
      <style:paragraph-properties fo:margin-top="0.106cm" fo:margin-bottom="0cm" fo:line-height="0.494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class="text">
      <style:paragraph-properties fo:margin-top="0.423cm" fo:margin-bottom="0.106cm" fo:text-align="center" style:justify-single-word="false" fo:background-color="#e0e0e0" fo:padding-left="0.141cm" fo:padding-right="0.141cm" fo:padding-top="0.035cm" fo:padding-bottom="0.035cm" fo:border="0.51pt solid #000000" style:shadow="#000000 0.159cm 0.159cm" fo:keep-with-next="always">
        <style:background-image/>
      </style:paragraph-properties>
      <style:text-properties fo:font-variant="small-caps" style:font-name="Times New Roman" fo:font-size="14pt" fo:font-weight="bold" style:letter-kerning="true" style:font-size-asian="14pt"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Times New Roman" fo:font-weight="bold" style:font-weight-asian="bold" style:font-name-complex="Times New Roman"/>
    </style:style>
    <style:style style:name="Heading_20_3" style:display-name="Heading 3" style:family="paragraph" style:parent-style-name="Standard" style:next-style-name="Standard" style:class="text">
      <style:paragraph-properties fo:margin-top="0.423cm" fo:margin-bottom="0.106cm" fo:keep-with-next="always"/>
      <style:text-properties fo:font-style="italic" style:text-underline-style="solid" style:text-underline-type="double" style:text-underline-width="auto" style:text-underline-color="font-color"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text-properties style:font-name="Times New Roman" style:font-name-complex="Times New Roman"/>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WW8Num1z0" style:family="text">
      <style:text-properties style:font-name="Times New Roman" fo:font-style="normal" fo:font-weight="normal" style:font-style-asian="normal" style:font-weight-asian="normal" style:font-name-complex="Times New Roman"/>
    </style:style>
    <style:style style:name="WW8Num2z0" style:family="text">
      <style:text-properties style:font-name="Times New Roman" fo:font-style="normal" fo:font-weight="normal" style:font-style-asian="normal" style:font-weight-asian="normal" style:font-name-complex="Times New Roman"/>
    </style:style>
    <style:style style:name="Absatz-Standardschriftart" style:family="text"/>
    <style:style style:name="WW8Num4z0" style:family="text">
      <style:text-properties fo:text-transform="uppercase" style:use-window-font-color="true" style:font-name="Times New Roman" fo:font-size="10pt" fo:text-shadow="1pt 1pt" style:font-size-asian="10pt" style:font-name-complex="Times New Roman"/>
    </style:style>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Problème " style:num-suffix="." style:num-format="1">
        <style:list-level-properties text:list-level-position-and-space-mode="label-alignment">
          <style:list-level-label-alignment text:label-followed-by="listtab" text:list-tab-stop-position="2.54cm" fo:text-indent="-0.501cm" fo:margin-left="0.501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Problème " style:num-suffix="." style:num-format="1">
        <style:list-level-properties text:list-level-position-and-space-mode="label-alignment">
          <style:list-level-label-alignment text:label-followed-by="listtab" text:list-tab-stop-position="2.54cm"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55cm" fo:page-height="29.669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top="0.631cm" style:dynamic-spacing="true"/>
      </style:footer-style>
    </style:page-layout>
    <style:page-layout style:name="Mpm2">
      <style:page-layout-properties fo:page-width="20.955cm" fo:page-height="29.669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ITRE  II : LES   LISTES</dc:title>
    <meta:initial-creator>ISIMA</meta:initial-creator>
    <meta:creation-date>2012-10-18T13:27:00</meta:creation-date>
    <dc:creator>mchabrol</dc:creator>
    <dc:date>2012-10-18T13:27:00</dc:date>
    <meta:print-date>2009-02-02T12:48:00</meta:print-date>
    <meta:editing-cycles>2</meta:editing-cycles>
    <meta:editing-duration>P23DT22H11M8S</meta:editing-duration>
    <meta:generator>LibreOffice/3.5$MacOSX_x86 LibreOffice_project/7e68ba2-a744ebf-1f241b7-c506db1-7d53735</meta:generator>
    <meta:document-statistic meta:table-count="0" meta:image-count="0" meta:object-count="0" meta:page-count="2" meta:paragraph-count="16" meta:word-count="699" meta:character-count="4181" meta:non-whitespace-character-count="3523"/>
    <meta:user-defined meta:name="Info 1"/>
    <meta:user-defined meta:name="Info 2"/>
    <meta:user-defined meta:name="Info 3"/>
    <meta:user-defined meta:name="Info 4"/>
  </office:meta>
</office:document-meta>
</file>